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margin-top="0in" fo:margin-bottom="0.1965in"/>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5"/>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list-style-name="L13"/>
    <style:style style:name="P10" style:family="paragraph" style:parent-style-name="Text_20_body" style:list-style-name="L14"/>
    <style:style style:name="P11" style:family="paragraph" style:parent-style-name="Text_20_body" style:list-style-name="L15"/>
    <style:style style:name="P12" style:family="paragraph" style:parent-style-name="Text_20_body" style:list-style-name="L16"/>
    <style:style style:name="P13" style:family="paragraph" style:parent-style-name="Text_20_body" style:list-style-name="L17"/>
    <style:style style:name="P14" style:family="paragraph" style:parent-style-name="Text_20_body" style:list-style-name="L18"/>
    <style:style style:name="P15" style:family="paragraph" style:parent-style-name="Text_20_body" style:list-style-name="L19"/>
    <style:style style:name="P16" style:family="paragraph" style:parent-style-name="Text_20_body" style:list-style-name="L24"/>
    <style:style style:name="P17" style:family="paragraph" style:parent-style-name="Text_20_body" style:list-style-name="L25"/>
    <style:style style:name="P18" style:family="paragraph" style:parent-style-name="Text_20_body" style:list-style-name="L26"/>
    <style:style style:name="P19" style:family="paragraph" style:parent-style-name="Text_20_body" style:list-style-name="L27"/>
    <style:style style:name="P20" style:family="paragraph" style:parent-style-name="Text_20_body" style:list-style-name="L28"/>
    <style:style style:name="P21" style:family="paragraph" style:parent-style-name="Text_20_body" style:list-style-name="L29"/>
    <style:style style:name="P22" style:family="paragraph" style:parent-style-name="Text_20_body" style:list-style-name="L30"/>
    <style:style style:name="P23" style:family="paragraph" style:parent-style-name="Text_20_body" style:list-style-name="L31"/>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P27" style:family="paragraph" style:parent-style-name="Text_20_body" style:list-style-name="L5">
      <style:paragraph-properties fo:margin-top="0in" fo:margin-bottom="0in"/>
    </style:style>
    <style:style style:name="P28" style:family="paragraph" style:parent-style-name="Text_20_body" style:list-style-name="L11">
      <style:paragraph-properties fo:margin-top="0in" fo:margin-bottom="0in"/>
    </style:style>
    <style:style style:name="P29" style:family="paragraph" style:parent-style-name="Text_20_body" style:list-style-name="L17">
      <style:paragraph-properties fo:margin-top="0in" fo:margin-bottom="0in"/>
    </style:style>
    <style:style style:name="P30" style:family="paragraph" style:parent-style-name="Text_20_body" style:list-style-name="L18">
      <style:paragraph-properties fo:margin-top="0in" fo:margin-bottom="0in"/>
    </style:style>
    <style:style style:name="P31" style:family="paragraph" style:parent-style-name="Text_20_body" style:list-style-name="L19">
      <style:paragraph-properties fo:margin-top="0in" fo:margin-bottom="0in"/>
    </style:style>
    <style:style style:name="P32" style:family="paragraph" style:parent-style-name="Text_20_body" style:list-style-name="L24">
      <style:paragraph-properties fo:margin-top="0in" fo:margin-bottom="0in"/>
    </style:style>
    <style:style style:name="P33" style:family="paragraph" style:parent-style-name="Text_20_body" style:list-style-name="L25">
      <style:paragraph-properties fo:margin-top="0in" fo:margin-bottom="0in"/>
    </style:style>
    <style:style style:name="P34" style:family="paragraph" style:parent-style-name="Text_20_body" style:list-style-name="L26">
      <style:paragraph-properties fo:margin-top="0in" fo:margin-bottom="0in"/>
    </style:style>
    <style:style style:name="P35" style:family="paragraph" style:parent-style-name="Text_20_body" style:list-style-name="L27">
      <style:paragraph-properties fo:margin-top="0in" fo:margin-bottom="0in"/>
    </style:style>
    <style:style style:name="P36" style:family="paragraph" style:parent-style-name="Text_20_body" style:list-style-name="L28">
      <style:paragraph-properties fo:margin-top="0in" fo:margin-bottom="0in"/>
    </style:style>
    <style:style style:name="P37" style:family="paragraph" style:parent-style-name="Text_20_body" style:list-style-name="L29">
      <style:paragraph-properties fo:margin-top="0in" fo:margin-bottom="0in"/>
    </style:style>
    <style:style style:name="P38" style:family="paragraph" style:parent-style-name="Text_20_body" style:list-style-name="L30">
      <style:paragraph-properties fo:margin-top="0in" fo:margin-bottom="0in"/>
    </style:style>
    <style:style style:name="P39" style:family="paragraph" style:parent-style-name="Text_20_body" style:list-style-name="L31">
      <style:paragraph-properties fo:margin-top="0in" fo:margin-bottom="0in"/>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text:start-value="2">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text:start-value="3">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 ML, DL</text:p>
      <text:p text:style-name="Standard"/>
      <text:h text:style-name="Heading_20_3" text:outline-level="3">1. <text:span text:style-name="Strong_20_Emphasis">Artificial Intelligence (AI)</text:span>: The Big Picture</text:h>
      <text:list xml:id="list183827742618814630" text:style-name="L1">
        <text:list-item>
          <text:p text:style-name="P24"><text:span text:style-name="Strong_20_Emphasis">What it is:</text:span> AI is the broad concept of creating machines that can simulate human intelligence. It includes anything where a machine performs tasks like problem-solving, decision-making, or understanding language.</text:p>
        </text:list-item>
        <text:list-item>
          <text:p text:style-name="P24"><text:span text:style-name="Strong_20_Emphasis">Example:</text:span> A self-driving car deciding how to navigate traffic is AI.</text:p>
        </text:list-item>
        <text:list-item>
          <text:p text:style-name="P3"><text:span text:style-name="Strong_20_Emphasis">Analogy:</text:span> AI is like the whole "science of making robots smart."</text:p>
        </text:list-item>
      </text:list>
      <text:p text:style-name="Standard"/>
      <text:p text:style-name="Standard"/>
      <text:h text:style-name="Heading_20_3" text:outline-level="3">2. <text:span text:style-name="Strong_20_Emphasis">Machine Learning (ML): A Subset of AI</text:span></text:h>
      <text:list xml:id="list1921359280263714458" text:style-name="L2">
        <text:list-item>
          <text:p text:style-name="P25"><text:span text:style-name="Strong_20_Emphasis">What it is:</text:span> Machine Learning is a way for computers to learn from data and improve their performance without being explicitly programmed. Instead of writing detailed rules, you feed the machine examples, and it figures out the patterns.</text:p>
        </text:list-item>
        <text:list-item>
          <text:p text:style-name="P25"><text:span text:style-name="Strong_20_Emphasis">Example:</text:span> An email system learning to classify messages as "spam" or "not spam" by analyzing past emails.</text:p>
        </text:list-item>
        <text:list-item>
          <text:p text:style-name="P4"><text:span text:style-name="Strong_20_Emphasis">Analogy:</text:span> ML is like teaching a robot by showing it examples instead of writing a detailed rulebook.</text:p>
        </text:list-item>
      </text:list>
      <text:p text:style-name="Standard"/>
      <text:p text:style-name="Standard"/>
      <text:h text:style-name="Heading_20_3" text:outline-level="3">3. <text:span text:style-name="Strong_20_Emphasis">Deep Learning (DL): A Subset of ML</text:span></text:h>
      <text:list xml:id="list7552567132919867080" text:style-name="L3">
        <text:list-item>
          <text:p text:style-name="P26"><text:span text:style-name="Strong_20_Emphasis">What it is:</text:span> Deep Learning is a specific approach to Machine Learning. It uses <text:span text:style-name="Strong_20_Emphasis">neural networks</text:span> that mimic the way the human brain works, making it especially powerful for processing images, speech, and large-scale data.</text:p>
        </text:list-item>
        <text:list-item>
          <text:p text:style-name="P26"><text:span text:style-name="Strong_20_Emphasis">Example:</text:span> A voice assistant like Siri recognizing your voice commands using deep learning.</text:p>
        </text:list-item>
        <text:list-item>
          <text:p text:style-name="P5"><text:span text:style-name="Strong_20_Emphasis">Analogy:</text:span> DL is like giving the robot a "super-brain" that learns by analyzing vast amounts of information and identifying complex patterns.</text:p>
        </text:list-item>
      </text:list>
      <text:p text:style-name="Standard"/>
      <text:p text:style-name="Standard"/>
      <text:h text:style-name="Heading_20_3" text:outline-level="3">Visual Representation:</text:h>
      <text:list xml:id="list8317438654132518393" text:style-name="L5">
        <text:list-item>
          <text:p text:style-name="P6"><text:span text:style-name="Strong_20_Emphasis">AI</text:span>: The big umbrella for intelligent systems.</text:p>
          <text:list>
            <text:list-item>
              <text:p text:style-name="P27">Includes ML and DL.</text:p>
            </text:list-item>
          </text:list>
        </text:list-item>
        <text:list-item>
          <text:p text:style-name="P6"><text:span text:style-name="Strong_20_Emphasis">ML</text:span>: A smaller circle within AI, focused on learning from data.</text:p>
        </text:list-item>
        <text:list-item>
          <text:p text:style-name="P6"><text:span text:style-name="Strong_20_Emphasis">DL</text:span>: An even smaller circle inside ML, specialized in advanced learning using neural networks.</text:p>
        </text:list-item>
      </text:list>
      <text:p text:style-name="Text_20_body"/>
      <text:p text:style-name="Standard"/>
      <text:p text:style-name="Standard"/>
      <text:p text:style-name="Standard"><text:soft-page-break/></text:p>
      <text:h text:style-name="Heading_20_3" text:outline-level="3">Key Difference Summary:</text:h>
      <text:list xml:id="list6772132246462270940" text:style-name="L11">
        <text:list-item>
          <text:p text:style-name="P28"><text:span text:style-name="Strong_20_Emphasis">AI</text:span>: The goal — make machines smart.</text:p>
        </text:list-item>
        <text:list-item>
          <text:p text:style-name="P28"><text:span text:style-name="Strong_20_Emphasis">ML</text:span>: A method — let machines learn from data.</text:p>
        </text:list-item>
        <text:list-item>
          <text:p text:style-name="P7"><text:span text:style-name="Strong_20_Emphasis">DL</text:span>: A specific technique — use neural networks for deep, complex learning.</text:p>
        </text:list-item>
      </text:list>
      <text:p text:style-name="Standard"/>
      <text:p text:style-name="Standard"/>
      <text:p text:style-name="Standard"/>
      <text:p text:style-name="Standard"/>
      <text:p text:style-name="Text_20_body"><text:span text:style-name="T2">ChatGPT</text:span> falls under the <text:span text:style-name="Strong_20_Emphasis">Artificial Intelligence (AI)</text:span> category, but more specifically, it can be classified as follows:</text:p>
      <text:h text:style-name="Heading_20_3" text:outline-level="3">1. <text:span text:style-name="Strong_20_Emphasis">Artificial Intelligence (AI)</text:span></text:h>
      <text:list xml:id="list3103430759957239544" text:style-name="L12">
        <text:list-item>
          <text:p text:style-name="P8"><text:span text:style-name="Strong_20_Emphasis">Why?</text:span> ChatGPT is an intelligent system designed to simulate human-like conversation, which is the overarching goal of AI.</text:p>
        </text:list-item>
      </text:list>
      <text:p text:style-name="Standard"/>
      <text:h text:style-name="Heading_20_3" text:outline-level="3">2. <text:span text:style-name="Strong_20_Emphasis">Machine Learning (ML)</text:span></text:h>
      <text:list xml:id="list5225522897415811976" text:style-name="L13">
        <text:list-item>
          <text:p text:style-name="P9"><text:span text:style-name="Strong_20_Emphasis">Why?</text:span> It is trained using Machine Learning techniques to understand and generate human-like text. The learning process involves analyzing vast amounts of text data to identify patterns and relationships.</text:p>
        </text:list-item>
      </text:list>
      <text:p text:style-name="Standard"/>
      <text:h text:style-name="Heading_20_3" text:outline-level="3">3. <text:span text:style-name="Strong_20_Emphasis">Deep Learning (DL)</text:span></text:h>
      <text:list xml:id="list480664260774823609" text:style-name="L14">
        <text:list-item>
          <text:p text:style-name="P10"><text:span text:style-name="Strong_20_Emphasis">Why?</text:span> ChatGPT is based on <text:span text:style-name="Strong_20_Emphasis">transformer neural networks</text:span>, which are a type of deep learning architecture. These networks are particularly powerful for handling sequential data like language.</text:p>
        </text:list-item>
      </text:list>
      <text:p text:style-name="Standard"/>
      <text:p text:style-name="Standard"/>
      <text:h text:style-name="Heading_20_3" text:outline-level="3">4. <text:span text:style-name="Strong_20_Emphasis">Natural Language Processing (NLP)</text:span></text:h>
      <text:list xml:id="list3646442259195691821" text:style-name="L15">
        <text:list-item>
          <text:p text:style-name="P11"><text:span text:style-name="Strong_20_Emphasis">Why?</text:span> ChatGPT specializes in understanding and generating human language, which is the focus of NLP, a subfield of AI.</text:p>
        </text:list-item>
      </text:list>
      <text:p text:style-name="Standard"/>
      <text:h text:style-name="Heading_20_3" text:outline-level="3"><text:span text:style-name="Strong_20_Emphasis">Final Classification for ChatGPT</text:span>:</text:h>
      <text:list xml:id="list5304057316915048070" text:style-name="L16">
        <text:list-item>
          <text:p text:style-name="P12"><text:span text:style-name="Strong_20_Emphasis">AI → ML → DL → NLP</text:span></text:p>
        </text:list-item>
      </text:list>
      <text:p text:style-name="Text_20_body">In short, ChatGPT is a <text:span text:style-name="Strong_20_Emphasis">Deep Learning-based AI system for Natural Language Processing</text:span>.</text:p>
      <text:p text:style-name="Standard"/>
      <text:p text:style-name="Standard"/>
      <text:p text:style-name="Standard"/>
      <text:p text:style-name="Standard"><text:soft-page-break/></text:p>
      <text:h text:style-name="Heading_20_3" text:outline-level="3"><text:span text:style-name="Strong_20_Emphasis">Self-Driving Cars</text:span></text:h>
      <text:list xml:id="list7018264236400202409" text:style-name="L17">
        <text:list-item>
          <text:p text:style-name="P29"><text:span text:style-name="Strong_20_Emphasis">AI</text:span>: The overall system simulates human intelligence by driving, navigating, and making decisions on the road.</text:p>
        </text:list-item>
        <text:list-item>
          <text:p text:style-name="P29"><text:span text:style-name="Strong_20_Emphasis">ML</text:span>: It learns patterns, like recognizing stop signs or predicting the movement of other vehicles.</text:p>
        </text:list-item>
        <text:list-item>
          <text:p text:style-name="P29"><text:span text:style-name="Strong_20_Emphasis">DL</text:span>: Uses deep learning to process images from cameras (e.g., recognizing pedestrians) and sensor data (e.g., radar or LIDAR) for real-time decision-making.</text:p>
        </text:list-item>
        <text:list-item>
          <text:p text:style-name="P13"><text:span text:style-name="Strong_20_Emphasis">Category</text:span>: <text:span text:style-name="Strong_20_Emphasis">AI → ML → DL</text:span></text:p>
        </text:list-item>
      </text:list>
      <text:p text:style-name="Standard"/>
      <text:p text:style-name="Standard"/>
      <text:p text:style-name="Standard"/>
      <text:h text:style-name="Heading_20_3" text:outline-level="3"><text:span text:style-name="Strong_20_Emphasis">Other Examples</text:span></text:h>
      <text:list xml:id="list1157485581711223899" text:style-name="L18">
        <text:list-item>
          <text:p text:style-name="P30"><text:span text:style-name="Strong_20_Emphasis">Voice Assistants (e.g., Siri, Alexa):</text:span></text:p>
          <text:list>
            <text:list-item>
              <text:p text:style-name="P30"><text:span text:style-name="Strong_20_Emphasis">AI</text:span>: They understand and respond to human voice commands.</text:p>
            </text:list-item>
            <text:list-item>
              <text:p text:style-name="P30"><text:span text:style-name="Strong_20_Emphasis">ML</text:span>: They learn to improve responses over time based on user input.</text:p>
            </text:list-item>
            <text:list-item>
              <text:p text:style-name="P30"><text:span text:style-name="Strong_20_Emphasis">DL</text:span>: Uses deep learning to process speech-to-text and understand natural language.</text:p>
            </text:list-item>
            <text:list-item>
              <text:p text:style-name="P14"><text:span text:style-name="Strong_20_Emphasis">Category</text:span>: <text:span text:style-name="Strong_20_Emphasis">AI → ML → DL</text:span></text:p>
            </text:list-item>
          </text:list>
        </text:list-item>
      </text:list>
      <text:p text:style-name="Standard"/>
      <text:p text:style-name="Standard"/>
      <text:p text:style-name="Standard"/>
      <text:p text:style-name="P2"><text:span text:style-name="Strong_20_Emphasis">Recommendation Systems (e.g., Netflix, Amazon):</text:span></text:p>
      <text:list xml:id="list2016056419020446809" text:style-name="L19">
        <text:list-item>
          <text:p text:style-name="P31"><text:span text:style-name="Strong_20_Emphasis">AI</text:span>: Suggests movies or products intelligently.</text:p>
        </text:list-item>
        <text:list-item>
          <text:p text:style-name="P31"><text:span text:style-name="Strong_20_Emphasis">ML</text:span>: Learns user preferences based on past interactions and behavior.</text:p>
        </text:list-item>
        <text:list-item>
          <text:p text:style-name="P31"><text:span text:style-name="Strong_20_Emphasis">DL</text:span>: Sometimes employs deep learning to analyze content (like video or product descriptions) and improve personalization.</text:p>
        </text:list-item>
        <text:list-item>
          <text:p text:style-name="P15"><text:span text:style-name="Strong_20_Emphasis">Category</text:span>: <text:span text:style-name="Strong_20_Emphasis">AI → ML (sometimes DL)</text:span></text:p>
        </text:list-item>
      </text:list>
      <text:p text:style-name="Standard"/>
      <text:p text:style-name="Standard"/>
      <text:p text:style-name="P2"><text:span text:style-name="Strong_20_Emphasis">Medical Imaging Analysis:</text:span></text:p>
      <text:list xml:id="list1239776004242931432" text:style-name="L24">
        <text:list-item>
          <text:p text:style-name="P32"><text:span text:style-name="Strong_20_Emphasis">AI</text:span>: Helps doctors diagnose diseases (e.g., detecting tumors in X-rays).</text:p>
        </text:list-item>
        <text:list-item>
          <text:p text:style-name="P32"><text:span text:style-name="Strong_20_Emphasis">ML</text:span>: Learns patterns in medical images (e.g., MRI or CT scans).</text:p>
        </text:list-item>
        <text:list-item>
          <text:p text:style-name="P32"><text:span text:style-name="Strong_20_Emphasis">DL</text:span>: Uses deep learning for highly accurate image recognition.</text:p>
        </text:list-item>
        <text:list-item>
          <text:p text:style-name="P16"><text:span text:style-name="Strong_20_Emphasis">Category</text:span>: <text:span text:style-name="Strong_20_Emphasis">AI → ML → DL</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text:span text:style-name="Strong_20_Emphasis">Chatbots (e.g., Customer Support):</text:span></text:p>
      <text:list xml:id="list7717447025280614965" text:style-name="L25">
        <text:list-item>
          <text:p text:style-name="P33"><text:span text:style-name="Strong_20_Emphasis">AI</text:span>: Handles conversations intelligently.</text:p>
        </text:list-item>
        <text:list-item>
          <text:p text:style-name="P33"><text:span text:style-name="Strong_20_Emphasis">ML</text:span>: Learns from previous interactions to improve responses.</text:p>
        </text:list-item>
        <text:list-item>
          <text:p text:style-name="P33"><text:span text:style-name="Strong_20_Emphasis">DL</text:span>: May use deep learning for advanced conversational capabilities.</text:p>
        </text:list-item>
        <text:list-item>
          <text:p text:style-name="P17"><text:span text:style-name="Strong_20_Emphasis">Category</text:span>: <text:span text:style-name="Strong_20_Emphasis">AI → ML (sometimes DL)</text:span></text:p>
        </text:list-item>
      </text:list>
      <text:p text:style-name="Standard"/>
      <text:p text:style-name="Standard"/>
      <text:p text:style-name="Standard"/>
      <text:p text:style-name="P2"><text:span text:style-name="Strong_20_Emphasis">Facial Recognition (e.g., Unlocking Phones):</text:span></text:p>
      <text:list xml:id="list6085926214349594800" text:style-name="L26">
        <text:list-item>
          <text:p text:style-name="P34"><text:span text:style-name="Strong_20_Emphasis">AI</text:span>: Recognizes and verifies faces for security purposes.</text:p>
        </text:list-item>
        <text:list-item>
          <text:p text:style-name="P34"><text:span text:style-name="Strong_20_Emphasis">ML</text:span>: Learns to identify faces from large datasets.</text:p>
        </text:list-item>
        <text:list-item>
          <text:p text:style-name="P34"><text:span text:style-name="Strong_20_Emphasis">DL</text:span>: Uses convolutional neural networks (CNNs) to analyze facial features.</text:p>
        </text:list-item>
        <text:list-item>
          <text:p text:style-name="P18"><text:span text:style-name="Strong_20_Emphasis">Category</text:span>: <text:span text:style-name="Strong_20_Emphasis">AI → ML → DL</text:span></text:p>
        </text:list-item>
      </text:list>
      <text:p text:style-name="Standard"/>
      <text:p text:style-name="Standard"/>
      <text:h text:style-name="Heading_20_3" text:outline-level="3"><text:span text:style-name="Strong_20_Emphasis">Summary</text:span></text:h>
      <text:p text:style-name="Text_20_body">Self-driving cars, voice assistants, recommendation systems, medical imaging, chatbots, and facial recognition are all great examples of AI applications. Depending on their complexity, they may use <text:span text:style-name="Strong_20_Emphasis">ML</text:span>, and for tasks requiring high accuracy (like vision or speech), they often use <text:span text:style-name="Strong_20_Emphasis">DL</text:span>.</text:p>
      <text:p text:style-name="Standard"/>
      <text:p text:style-name="Standard"/>
      <text:p text:style-name="Standard"/>
      <text:p text:style-name="Standard"/>
      <text:p text:style-name="Standard"/>
      <text:p text:style-name="Standard"/>
      <text:p text:style-name="Standard"/>
      <text:p text:style-name="Standard"><text:span text:style-name="Strong_20_Emphasis">Deep Learning (DL)</text:span> is a subset of <text:span text:style-name="Strong_20_Emphasis">Machine Learning (ML)</text:span> that uses algorithms inspired by the structure and functioning of the human brain, specifically <text:span text:style-name="Strong_20_Emphasis">Neural Networks (NN)</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Strong_20_Emphasis">Supervised vs. Unsupervised Learning in Deep Learning</text:span></text:h>
      <text:list xml:id="list8816059478979019346" text:style-name="L31">
        <text:list-item>
          <text:p text:style-name="P23"><text:span text:style-name="Strong_20_Emphasis">Supervised Learning</text:span>:</text:p>
          <text:list>
            <text:list-item>
              <text:p text:style-name="P39"><text:span text:style-name="Strong_20_Emphasis">What it means:</text:span> The model learns from labeled data (data with the correct answers already provided).</text:p>
            </text:list-item>
            <text:list-item>
              <text:p text:style-name="P39"><text:span text:style-name="Strong_20_Emphasis">Example in DL:</text:span> Teaching a neural network to recognize cats by showing it images of cats labeled as "cat" and others labeled as "not cat."</text:p>
            </text:list-item>
            <text:list-item>
              <text:p text:style-name="P39"><text:span text:style-name="Strong_20_Emphasis">Applications:</text:span> Object recognition, voice recognition, fraud detection.</text:p>
            </text:list-item>
          </text:list>
        </text:list-item>
        <text:list-item>
          <text:p text:style-name="P23"><text:span text:style-name="Strong_20_Emphasis">Unsupervised Learning</text:span>:</text:p>
          <text:list>
            <text:list-item>
              <text:p text:style-name="P39"><text:span text:style-name="Strong_20_Emphasis">What it means:</text:span> The model learns from unlabeled data by finding patterns or structures on its own.</text:p>
            </text:list-item>
            <text:list-item>
              <text:p text:style-name="P39"><text:span text:style-name="Strong_20_Emphasis">Example in DL:</text:span> Grouping customer data into similar clusters based on behavior without knowing predefined categories.</text:p>
            </text:list-item>
            <text:list-item>
              <text:p text:style-name="P39"><text:span text:style-name="Strong_20_Emphasis">Applications:</text:span> Recommendation systems, anomaly detection.</text:p>
            </text:list-item>
          </text:list>
        </text:list-item>
        <text:list-item>
          <text:p text:style-name="P23"><text:span text:style-name="Strong_20_Emphasis">Semi-Supervised Learning</text:span>:</text:p>
          <text:list>
            <text:list-item>
              <text:p text:style-name="P39">A mix of both, where the model learns from a small amount of labeled data and a large amount of unlabeled data.</text:p>
            </text:list-item>
          </text:list>
        </text:list-item>
        <text:list-item>
          <text:p text:style-name="P23"><text:span text:style-name="Strong_20_Emphasis">Reinforcement Learning (sometimes used in DL)</text:span>:</text:p>
          <text:list>
            <text:list-item>
              <text:p text:style-name="P39">The model learns by interacting with an environment and receiving rewards or penalties for its actions.</text:p>
            </text:list-item>
            <text:list-item>
              <text:p text:style-name="P23"><text:span text:style-name="Strong_20_Emphasis">Example:</text:span> Training a self-driving car to stay on the road by rewarding safe driving and penalizing accidents.</text:p>
            </text:list-item>
          </text:list>
        </text:list-item>
      </text:list>
      <text:p text:style-name="Standard"/>
      <text:h text:style-name="Heading_20_3" text:outline-level="3"><text:span text:style-name="Strong_20_Emphasis">Algorithms Used in Deep Learning</text:span></text:h>
      <text:p text:style-name="Text_20_body">Deep Learning uses <text:span text:style-name="Strong_20_Emphasis">Neural Networks</text:span>, which come in many forms. Here are a few popular ones:</text:p>
      <text:list xml:id="list3804121428201323628" text:style-name="L30">
        <text:list-item>
          <text:p text:style-name="P22"><text:span text:style-name="Strong_20_Emphasis">Artificial Neural Network (ANN)</text:span>:</text:p>
          <text:list>
            <text:list-item>
              <text:p text:style-name="P38"><text:span text:style-name="Strong_20_Emphasis">Basic Structure:</text:span> Inspired by how neurons work in the human brain.</text:p>
            </text:list-item>
            <text:list-item>
              <text:p text:style-name="P38"><text:span text:style-name="Strong_20_Emphasis">Use Case:</text:span> Simple tasks like binary classification (e.g., "spam" vs. "not spam").</text:p>
            </text:list-item>
          </text:list>
        </text:list-item>
        <text:list-item>
          <text:p text:style-name="P22"><text:span text:style-name="Strong_20_Emphasis">Convolutional Neural Network (CNN)</text:span>:</text:p>
          <text:list>
            <text:list-item>
              <text:p text:style-name="P38"><text:span text:style-name="Strong_20_Emphasis">What it does:</text:span> Specialized for analyzing images or spatial data.</text:p>
            </text:list-item>
            <text:list-item>
              <text:p text:style-name="P38"><text:span text:style-name="Strong_20_Emphasis">How it works:</text:span> It detects patterns (e.g., edges, shapes) in an image layer by layer.</text:p>
            </text:list-item>
            <text:list-item>
              <text:p text:style-name="P38"><text:span text:style-name="Strong_20_Emphasis">Applications:</text:span> Image recognition, object detection (e.g., identifying faces in photos).</text:p>
            </text:list-item>
          </text:list>
        </text:list-item>
        <text:list-item>
          <text:p text:style-name="P22"><text:span text:style-name="Strong_20_Emphasis">Recurrent Neural Network (RNN)</text:span>:</text:p>
          <text:list>
            <text:list-item>
              <text:p text:style-name="P38"><text:span text:style-name="Strong_20_Emphasis">What it does:</text:span> Processes sequences of data by remembering previous steps (like memory).</text:p>
            </text:list-item>
            <text:list-item>
              <text:p text:style-name="P38"><text:span text:style-name="Strong_20_Emphasis">Applications:</text:span> Text generation, speech recognition, time-series predictions (e.g., stock prices).</text:p>
            </text:list-item>
          </text:list>
        </text:list-item>
        <text:list-item>
          <text:p text:style-name="P22"><text:span text:style-name="Strong_20_Emphasis">Long Short-Term Memory (LSTM)</text:span>:</text:p>
          <text:list>
            <text:list-item>
              <text:p text:style-name="P38"><text:span text:style-name="Strong_20_Emphasis">What it does:</text:span> A type of RNN designed to handle long-term dependencies in data.</text:p>
            </text:list-item>
            <text:list-item>
              <text:p text:style-name="P38"><text:span text:style-name="Strong_20_Emphasis">Applications:</text:span> Translation, video analysis, music composition.</text:p>
            </text:list-item>
          </text:list>
        </text:list-item>
        <text:list-item>
          <text:p text:style-name="P22"><text:span text:style-name="Strong_20_Emphasis">Transformer Networks</text:span>:</text:p>
          <text:list>
            <text:list-item>
              <text:p text:style-name="P38"><text:soft-page-break/><text:span text:style-name="Strong_20_Emphasis">What it does:</text:span> Processes sequential data but in a way that focuses on relationships between all parts of the input.</text:p>
            </text:list-item>
            <text:list-item>
              <text:p text:style-name="P38"><text:span text:style-name="Strong_20_Emphasis">Famous Example:</text:span> GPT models (like ChatGPT) and BERT for language understanding.</text:p>
            </text:list-item>
            <text:list-item>
              <text:p text:style-name="P22"><text:span text:style-name="Strong_20_Emphasis">Applications:</text:span> Natural Language Processing (NLP), language translation.</text:p>
            </text:list-item>
          </text:list>
        </text:list-item>
      </text:list>
      <text:p text:style-name="Standard"/>
      <text:h text:style-name="Heading_20_3" text:outline-level="3"><text:span text:style-name="Strong_20_Emphasis">Neural Network in Simple Terms</text:span></text:h>
      <text:list xml:id="list4082252822644671900" text:style-name="L29">
        <text:list-item>
          <text:p text:style-name="P37">A <text:span text:style-name="Strong_20_Emphasis">Neural Network</text:span> is like a web of interconnected "nodes" (neurons) that process information.</text:p>
        </text:list-item>
        <text:list-item>
          <text:p text:style-name="P37">Think of it as layers of digital "filters":</text:p>
          <text:list>
            <text:list-item>
              <text:p text:style-name="P37"><text:span text:style-name="Strong_20_Emphasis">Input Layer:</text:span> Takes in raw data (e.g., an image, text).</text:p>
            </text:list-item>
            <text:list-item>
              <text:p text:style-name="P37"><text:span text:style-name="Strong_20_Emphasis">Hidden Layers:</text:span> Processes the data step by step to extract meaningful patterns.</text:p>
            </text:list-item>
            <text:list-item>
              <text:p text:style-name="P21"><text:span text:style-name="Strong_20_Emphasis">Output Layer:</text:span> Produces a prediction or decision (e.g., "This is a cat").</text:p>
            </text:list-item>
          </text:list>
        </text:list-item>
      </text:list>
      <text:p text:style-name="Text_20_body">Each layer learns by adjusting its "weights" (importance given to certain features) through training, making the network smarter with more data.</text:p>
      <text:p text:style-name="Standard"/>
      <text:h text:style-name="Heading_20_3" text:outline-level="3"><text:span text:style-name="Strong_20_Emphasis">Key Takeaway</text:span></text:h>
      <text:list xml:id="list3477268581613565352" text:style-name="L27">
        <text:list-item>
          <text:p text:style-name="P35"><text:span text:style-name="Strong_20_Emphasis">Deep Learning = ML + Neural Networks</text:span></text:p>
        </text:list-item>
        <text:list-item>
          <text:p text:style-name="P35">It uses various <text:span text:style-name="Strong_20_Emphasis">algorithms (ANN, CNN, RNN, Transformers)</text:span> to solve complex problems like image recognition, voice commands, and self-driving cars.</text:p>
        </text:list-item>
        <text:list-item>
          <text:p text:style-name="P19">It can be <text:span text:style-name="Strong_20_Emphasis">supervised, unsupervised, or semi-supervised</text:span>, depending on how the data is structured and labeled.</text:p>
        </text:list-item>
      </text:list>
      <text:p text:style-name="Standard"/>
      <text:p text:style-name="Text_20_body"><text:span text:style-name="Strong_20_Emphasis">AI, ML, and Deep Learning</text:span> are all about using <text:span text:style-name="Strong_20_Emphasis">math and algorithms</text:span> to make machines "smart." They're not magic—just really advanced programming.</text:p>
      <text:list xml:id="list7336053118641541239" text:style-name="L28">
        <text:list-item>
          <text:p text:style-name="P36"><text:span text:style-name="Strong_20_Emphasis">AI:</text:span> The big goal—machines acting smart.</text:p>
        </text:list-item>
        <text:list-item>
          <text:p text:style-name="P36"><text:span text:style-name="Strong_20_Emphasis">ML:</text:span> Teaching machines to learn from data without being explicitly programmed.</text:p>
        </text:list-item>
        <text:list-item>
          <text:p text:style-name="P20"><text:span text:style-name="Strong_20_Emphasis">Deep Learning:</text:span> A type of ML that uses <text:span text:style-name="Strong_20_Emphasis">Neural Networks</text:span>, inspired by the brain, for handling really complex tasks like recognizing images or understanding speech.</text:p>
        </text:list-item>
      </text:list>
      <text:p text:style-name="Text_20_body">The algorithms and math can get so advanced that it feels like magic sometimes—but it's all logic and computation under the hood!</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4-11-27T15:35:55.23</meta:creation-date>
    <dc:date>2024-11-28T12:01:18.29</dc:date>
    <dc:creator>Akram MTir</dc:creator>
    <meta:editing-duration>PT20H10M2S</meta:editing-duration>
    <meta:editing-cycles>3</meta:editing-cycles>
    <meta:generator>OpenOffice/4.1.11$Win32 OpenOffice.org_project/4111m1$Build-9808</meta:generator>
    <meta:document-statistic meta:table-count="0" meta:image-count="0" meta:object-count="0" meta:page-count="6" meta:paragraph-count="117" meta:word-count="1402" meta:character-count="8698"/>
  </office:meta>
</office:document-meta>
</file>